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0"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1" style:family="paragraph" style:parent-style-name="Text_20_body">
      <style:text-properties fo:font-weight="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6"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7"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fo:font-variant="normal" fo:text-transform="none" fo:color="#000000" style:text-line-through-style="none" style:text-underline-style="none" fo:font-weight="normal" style:text-blinking="false"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2" style:family="text">
      <style:text-properties fo:font-variant="normal" fo:text-transform="none" fo:color="#000000" style:text-underline-style="solid" style:text-underline-width="auto" style:text-underline-color="font-color" fo:background-color="transparent"/>
    </style:style>
    <style:style style:name="T13"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4" style:family="text">
      <style:text-properties style:font-name="Arial" fo:font-size="11.25pt" fo:font-style="normal" fo:font-weight="normal"/>
    </style:style>
    <style:style style:name="T15" style:family="text">
      <style:text-properties style:font-name="Arial" fo:font-size="11.25pt" fo:font-style="normal" fo:font-weight="bold"/>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6">Automated formal verification of visual modeling languages by model checking</text:p>
      <text:p text:style-name="P3"><text:s/>The main</text:p>
      <text:p text:style-name="P3">reason is that (i) on the one hand, high-level VMLs fre-</text:p>
      <text:p text:style-name="P3">quently used in engineering practice are typically impre-</text:p>
      <text:p text:style-name="P3">cise and ambiguous, and (ii) on the other hand VMLs</text:p>
      <text:p text:style-name="P3">with precise formal semantics are typically too low-level</text:p>
      <text:p text:style-name="P3">for direct use in software engineering. In this sense, a com-</text:p>
      <text:p text:style-name="P3">promise is frequently needed between expressibility (or</text:p>
      <text:p text:style-name="P3">usability) and analyzability.</text:p>
      <text:p text:style-name="P3">The Unified Modeling Language (UML), which is the</text:p>
      <text:p text:style-name="P3">dominant object-oriented modeling language for the de-</text:p>
      <text:p text:style-name="P3">sign process of IT systems, has undoubtedly become the</text:p>
      <text:p text:style-name="P3">most popular of all visual languages in the field of soft-</text:p>
      <text:p text:style-name="P3">ware engineering. However, despite its industrial success</text:p>
      <text:p text:style-name="P3">as being a unified and visual notation, the impreciseness</text:p>
      <text:p text:style-name="P3">of UML (i.e., the lack of formal semantics) is still the</text:p>
      <text:p text:style-name="P3">major factor that hinders the general use of UML as a pri-</text:p>
      <text:p text:style-name="P3">mary source language for (i) automated tools of formal</text:p>
      <text:p text:style-name="P3">verification and validation exploiting the results in the</text:p>
      <text:p text:style-name="P3">theory of formal methods, and (ii) automated code gener-</text:p>
      <text:p text:style-name="P3">ators that would yield a provenly correct functional core</text:p>
      <text:p text:style-name="P3">of the target application.</text:p>
      <text:p text:style-name="P3">Static analysis methods are typically semi-decision </text:p>
      <text:p text:style-name="P3">techniques (see, e.g., [40]), i.e., their output is either </text:p>
      <text:p text:style-name="P3">yes/no or do not know. In this sense, they are compu- </text:p>
      <text:p text:style-name="P3">tationally efficient but they cannot assure the overall correctness of the design. </text:p>
      <text:p text:style-name="P6">Theorem provers (like PVS [16]) are not limited to fi- </text:p>
      <text:p text:style-name="P6"><text:s text:c="2"/>nite state systems to establish the correctness of the </text:p>
      <text:p text:style-name="P6"><text:s text:c="2"/>design, but deductive verification is highly costly and </text:p>
      <text:p text:style-name="P6"><text:s text:c="4"/>time consuming as it requires significant user inter- </text:p>
      <text:p text:style-name="P6"><text:s text:c="6"/>action for constructing a proof (pp. 208–210 in [41]). </text:p>
      <text:p text:style-name="P6"><text:s text:c="8"/>In this sense, deductive verification may become the </text:p>
      <text:p text:style-name="P6"><text:s text:c="10"/>bottleneck of a project. Moreover, deductive verifi- </text:p>
      <text:p text:style-name="P6"><text:s text:c="12"/>cation typically provides an “all-or-nothing” way to </text:p>
      <text:p text:style-name="P6"><text:s text:c="16"/>reason about the system, i.e., unsuccessful verification </text:p>
      <text:p text:style-name="P6"><text:s text:c="18"/>attempts do not provide meaningful insights into the </text:p>
      <text:p text:style-name="P6"><text:s text:c="18"/>system due to decidability issues. From the viewpoint </text:p>
      <text:p text:style-name="P6"><text:s text:c="18"/>of cost-efficiency, we can deduce that (current) theo- </text:p>
      <text:p text:style-name="P6"><text:s text:c="20"/>rem proving techniques do only scale up for verifying </text:p>
      <text:p text:style-name="P6"><text:s text:c="20"/>mission-critical parts of a system/algorithm. </text:p>
      <text:p text:style-name="P6">As the input language of model checker tools is too</text:p>
      <text:p text:style-name="P6">low-level for a direct use, many transformations (e.g., [13,</text:p>
      <text:p text:style-name="P6">34, 39]) have been developed recently to project behav-</text:p>
      <text:p text:style-name="P6">ioral UML models into the input languages of model</text:p>
      <text:p text:style-name="P6"><text:soft-page-break/>checker tools (and preferably in the reverse direction as</text:p>
      <text:p text:style-name="P6">well) yielding a “push-button” method for UML designs</text:p>
      <text:p text:style-name="P6">(i.e., model checking is integrated into the UML CASE</text:p>
      <text:p text:style-name="P6">tool and thus it can be initiated by clicking on a menu</text:p>
      <text:p text:style-name="P6">item).</text:p>
      <text:p text:style-name="P3">As currently UML (from version 2.0) is evolving into</text:p>
      <text:p text:style-name="P3">a family of modeling languages, the development of many</text:p>
      <text:p text:style-name="P3">of such automated transformations into model checker</text:p>
      <text:p text:style-name="P3">tools will be necessitated in the near future, which puts</text:p>
      <text:p text:style-name="P3">the stress on metamodeling and the development of meta-</text:p>
      <text:p text:style-name="P3">level analysis techniques in the UML modeling environ-</text:p>
      <text:p text:style-name="P3">ment. By a meta-level analysis technique, we mean an</text:p>
      <text:p text:style-name="P3">analysis framework which also takes the modeling lan-</text:p>
      <text:p text:style-name="P3">guage as a parameter in addition to the instance model of</text:p>
      <text:p text:style-name="P3">the language.</text:p>
      <text:p text:style-name="P3">For many years, the abstract syntax of UML (and related</text:p>
      <text:p text:style-name="P3">profiles) has been defined visually by means of metamod-</text:p>
      <text:p text:style-name="P3"><text:s text:c="3"/>eling. Metamodeling is a term for capturing the design of</text:p>
      <text:p text:style-name="P3"><text:s text:c="2"/>user models and modeling languages uniformly, in a single</text:p>
      <text:p text:style-name="P3"><text:s/>modeling framework. A straightforward representation of</text:p>
      <text:p text:style-name="P3">such models and languages can rely on the use of directed,</text:p>
      <text:p text:style-name="P3">typed, and attributed graphs as the underlying semantic</text:p>
      <text:p text:style-name="P3">domain.</text:p>
      <text:p text:style-name="P3">In this sense, graph transformation [43] has recently</text:p>
      <text:p text:style-name="P3">become very popular as being a general, rule-based visual</text:p>
      <text:p text:style-name="P3">specification paradigm to formally capture (i) require-</text:p>
      <text:p text:style-name="P3"><text:s/>ments, constraints and behavior of UML-based system</text:p>
      <text:p text:style-name="P3">models [10, 23], and (ii) the operational semantics of mod-</text:p>
      <text:p text:style-name="P3">eling languages based on metamodeling techniques.</text:p>
      <text:p text:style-name="P6"><text:span text:style-name="T16">While graph transformation is very</text:span></text:p>
      <text:p text:style-name="P6"><text:span text:style-name="T16">popular as a high-level and expressive specification for-</text:span></text:p>
      <text:p text:style-name="P6"><text:span text:style-name="T16"><text:s/>malism, the lack of proper techniques and, especially,</text:span></text:p>
      <text:p text:style-name="P6"><text:span text:style-name="T16">1.3 Graph transformation and metamodeling tools for the formal analysis of such specifications aim-</text:span></text:p>
      <text:p text:style-name="P6"><text:span text:style-name="T16">ing to decide whether a certain user requirement (such as</text:span></text:p>
      <text:p text:style-name="P6"><text:span text:style-name="T16">the absence of deadlocks, safety and liveness properties)</text:span></text:p>
      <text:p text:style-name="P6"><text:span text:style-name="T16">holds in the system model hinders the use of graph trans-</text:span></text:p>
      <text:p text:style-name="P6"><text:span text:style-name="T16">formation systems (GTS) in an effective design process</text:span></text:p>
      <text:p text:style-name="P6"><text:span text:style-name="T16">for systems and visual modeling languages. While several conceptual approaches have been pro-</text:span></text:p>
      <text:p text:style-name="P6"><text:span text:style-name="T16">posed recently as a formal analysis technique for GTSs,</text:span></text:p>
      <text:p text:style-name="P6"><text:span text:style-name="T16">existing graph transformation tools only provide simula-</text:span></text:p>
      <text:p text:style-name="P6"><text:span text:style-name="T16">tion capabilities to assess whether a certain requirement</text:span></text:p>
      <text:p text:style-name="P6"><text:span text:style-name="T16">holds in the system model, which is frequently insuffi-</text:span></text:p>
      <text:p text:style-name="P6"><text:span text:style-name="T16">cient for verification purposes. Since developing an analy-</text:span></text:p>
      <text:p text:style-name="P6"><text:span text:style-name="T16">sis tool from scratch is very costly, one should possibly</text:span></text:p>
      <text:p text:style-name="P6"><text:span text:style-name="T16">exploit existing model checker tools to carry out the ver-</text:span></text:p>
      <text:p text:style-name="P6"><text:span text:style-name="T16">ification of GTSs </text:span>← So it's formal analysis of graph-transformations (well, modeling <text:soft-page-break/>languages defined by graph-transformation systems)</text:p>
      <text:p text:style-name="P3">The authors propose that graphs</text:p>
      <text:p text:style-name="P3">can be interpreted as states and rule applications as</text:p>
      <text:p text:style-name="P3">transitions in a transition system. Unfortunately, as</text:p>
      <text:p text:style-name="P3">we demonstrate in the paper, this direct encoding of</text:p>
      <text:p text:style-name="P3">graphs into a model checking problem is, unfortu-</text:p>
      <text:p text:style-name="P3">nately, infeasible in practice since model checkers will</text:p>
      <text:p text:style-name="P3">easily run out of space due to this verbose state repre-</text:p>
      <text:p text:style-name="P3">sentation.</text:p>
      <text:p text:style-name="P3">We present a meta-level analysis technique where only</text:p>
      <text:p text:style-name="P3">the semantics of a modeling language should be defined</text:p>
      <text:p text:style-name="P3">precisely when a new modeling language is constructed,</text:p>
      <text:p text:style-name="P3">and then the formal analysis can be carried out automat-</text:p>
      <text:p text:style-name="P3">ically (without designing individual mappings into an-</text:p>
      <text:p text:style-name="P3">alysis tools). In addition, the maintenance of meta-level</text:p>
      <text:p text:style-name="P3">analysis frameworks (like the one proposed in the current</text:p>
      <text:p text:style-name="P3">paper) is much easier since modifying the semantics of</text:p>
      <text:p text:style-name="P3">language on the GTS level is less erroneous then modify-</text:p>
      <text:p text:style-name="P3">ing a complex translation program.</text:p>
      <text:p text:style-name="P3">In order to capture the translation problem at the</text:p>
      <text:p text:style-name="P3">right level of abstraction, moreover, to gain a certain level</text:p>
      <text:p text:style-name="P3">of independence of particular model checker tools, both</text:p>
      <text:p text:style-name="P3">the source and the target model of our mapping (and the</text:p>
      <text:p text:style-name="P3">mapping itself) will be defined in the form of abstract state machines (ASMs) [25] (i.e., both the source GTS </text:p>
      <text:p text:style-name="P3">and the target TS). ASMs will provide a uniform seman- </text:p>
      <text:p text:style-name="P3">tic representation to formalize and prove the correctness </text:p>
      <text:p text:style-name="P3">and completeness of our approach. </text:p>
      <text:p text:style-name="P6">We assume that the structure of a modeling language</text:p>
      <text:p text:style-name="P6">is defined by a metamodel (UML class diagram), while</text:p>
      <text:p text:style-name="P6">the dynamic behavior is captured operationally by</text:p>
      <text:p text:style-name="P6">graph transformation rules. We assume that an initial instance model (UML ob-</text:p>
      <text:p text:style-name="P6">ject diagram) is also provided by the user.</text:p>
      <text:p text:style-name="P3">The abstract syntax of domain specific modeling lan-</text:p>
      <text:p text:style-name="P3">guages is defined by a corresponding metamodel, which</text:p>
      <text:p text:style-name="P3">conforms to the best engineering practices in visual speci-</text:p>
      <text:p text:style-name="P3">fication techniques. <text:span text:style-name="T17">At this very initial point, we distinguish between</text:span></text:p>
      <text:p text:style-name="P3"><text:span text:style-name="T17">static and dynamic model (graph) elements (following</text:span></text:p>
      <text:p text:style-name="P3"><text:span text:style-name="T17">the guidelines of [49]). By dynamic model elements we</text:span></text:p>
      <text:p text:style-name="P3"><text:span text:style-name="T17">mean elements that can be altered, (updated, removed or</text:span></text:p>
      <text:p text:style-name="P3"><text:span text:style-name="T17">added) during the execution of models, which can be eas-</text:span></text:p>
      <text:p text:style-name="P3"><text:span text:style-name="T17">ily collected by analyzing the structure of the behavioral</text:span></text:p>
      <text:p text:style-name="P3"><text:span text:style-name="T17">specification (graph transformation rules in our case).</text:span></text:p>
      <text:p text:style-name="P3">A graph transformation rule is a 5-</text:p>
      <text:p text:style-name="P3">tuple R = (Lhs, N eg, Rhs, Cond, Assgn), where Lhs is</text:p>
      <text:p text:style-name="P3">the left-hand side graph, Rhs is the right-hand side graph,</text:p>
      <text:p text:style-name="P3"><text:soft-page-break/>while N eg denote the (optional) negative application con-</text:p>
      <text:p text:style-name="P3">dition graph(s). Each node in Lhs and N eg may con-</text:p>
      <text:p text:style-name="P3">tain additional conditions Cond for attributes/slots, while</text:p>
      <text:p text:style-name="P3">each node in Rhs may have attribute assignments Assgn</text:p>
      <text:p text:style-name="P3">associated to them. The application of a rule to a model M</text:p>
      <text:p text:style-name="P3">(i.e., a well-formed instance of its metamodel M M )</text:p>
      <text:p text:style-name="P3">rewrites the model by replacing the pattern defined by Lhs</text:p>
      <text:p text:style-name="P3">(restricted by prohibited subgraphs of N eg and attribute</text:p>
      <text:p text:style-name="P3">conditions Cond) with the pattern of the Rhs. This is per-</text:p>
      <text:p text:style-name="P3">formed as follows.</text:p>
      <text:p text:style-name="P3">Transition systems (TS) are a common mathematical for-</text:p>
      <text:p text:style-name="P3">malism that serves as the input specification of various</text:p>
      <text:p text:style-name="P3">model checker tools. They have certain commonalities</text:p>
      <text:p text:style-name="P3">(in many cases on the concrete language level as well)</text:p>
      <text:p text:style-name="P3">with structured programming languages (like C or Pas-</text:p>
      <text:p text:style-name="P3">cal) as the system/program is evolving by executing non-</text:p>
      <text:p text:style-name="P3">deterministic if-then-else like rules that manipulate state</text:p>
      <text:p text:style-name="P3">variables. In all practical cases, we must restrict the state</text:p>
      <text:p text:style-name="P3">variables to have finite domains, since model checkers</text:p>
      <text:p text:style-name="P3">typically traverse the entire state space of the system to</text:p>
      <text:p text:style-name="P3">decide whether a certain property is satisfied.</text:p>
      <text:p text:style-name="P3">Note that transition systems are a kind of an abstract</text:p>
      <text:p text:style-name="P3">syntax of a specification language, which can be used to</text:p>
      <text:p text:style-name="P3">generate a state space (formally, a Kripke structure) de-</text:p>
      <text:p text:style-name="P3">scribing the system.</text:p>
      <text:p text:style-name="P3">It is relatively common in various graph transformation</text:p>
      <text:p text:style-name="P3">tools (such as PROGRES [46] or VIATRA [48]) to for-</text:p>
      <text:p text:style-name="P3">mally represent models and metamodels as algebraic</text:p>
      <text:p text:style-name="P3">terms and graph transformation as manipulation of such</text:p>
      <text:p text:style-name="P3">terms. </text:p>
      <text:p text:style-name="P6">In other words, we propose a translation that inputs</text:p>
      <text:p text:style-name="P6">(i) the metamodel of a visual modeling language (or class</text:p>
      <text:p text:style-name="P6">diagram, on the model level), (ii) its operational seman-</text:p>
      <text:p text:style-name="P6">tics (dynamic behavior) in the form of a graph trans-</text:p>
      <text:p text:style-name="P6">formation system, and (iii) a concrete, well-formed model</text:p>
      <text:p text:style-name="P6">instance of the language (object model), and generates</text:p>
      <text:p text:style-name="P6">a transition system as the output.</text:p>
      <text:p text:style-name="P6">As current</text:p>
      <text:p text:style-name="P6">model checking tools can only traverse state spaces in-</text:p>
      <text:p text:style-name="P6">duced by state variables of finite domain, variables having</text:p>
      <text:p text:style-name="P6">infinite domains should be abstracted to boolean domains</text:p>
      <text:p text:style-name="P6">before model checking, for instance, by a technique called</text:p>
      <text:p text:style-name="P6">predicate abstraction [44].</text:p>
      <text:p text:style-name="P3"/>
      <text:p text:style-name="P7">------------------------------</text:p>
      <text:p text:style-name="P7"><text:span text:style-name="T3"/></text:p>
      <text:p text:style-name="P7"><text:soft-page-break/>------------------------------</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text:soft-page-break/>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PROPerty Elucidation(<text:span text:style-name="T17">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behavior. Live Sequence Charts(LSC)[12] are an extension of the ITU standard for MSCs. <text:span text:style-name="T17">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text:soft-page-break/>automaton to AR automaton, reject state and transitions from all pending states must be added for all combinations of input signals. <text:span text:style-name="T17">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7">branching behavior specifications.</text:span></text:p>
      <text:p text:style-name="P7">------------------------------</text:p>
      <text:p text:style-name="P7">Towards Distributed Software Model-Checking using Decision Diagrams</text:p>
      <text:p text:style-name="P3">To have efficient symbolic computations of these statements, we define an equivalence relation over <text:soft-page-break/>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7">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on the support of transitions.</text:p>
      <text:p text:style-name="P3"><text:soft-page-break/>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7">observer</text:span> continuously observes executions of a system to detect some specific,<text:span text:style-name="T17"> often 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text:soft-page-break/>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text:soft-page-break/>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7">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text:soft-page-break/>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Properties </text:p>
      <text:p text:style-name="P3"><text:soft-page-break/>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7">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ext:soft-page-break/>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text:soft-page-break/>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7">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xt:soft-page-break/>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7">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text:soft-page-break/>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text:soft-page-break/>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7">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text:soft-page-break/>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7">← [6] is called “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text:soft-page-break/>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text:soft-page-break/>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18">Real-time</text:span><text:span text:style-name="T16"> symbolic timing diagrams (RTSTDs, for short), as introduced in [2], are a graphical formalism for specifying behavioural requirements on hard real-time embedded systems. They are a full- edged metric-time temporal logic, but with a graphical syntax reminiscent of the informal timing 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6">With the basic method, game graphs grow exponentially in the number of timing diagrams due to </text:span><text:span text:style-name="T16">the automaton product involved in dealing with conjunction. As this would render application for </text:span><text:soft-page-break/><text:span text:style-name="T16">rapid prototyping impractical, the ICOS tools o er modified procedures which reduce the complexity of dealing with large specifications. Obviously, such extensions cannot deal efficiently with arbitrary </text:span><text:span text:style-name="T16">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7">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text:soft-page-break/>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7">The slicing algorithm in Spin </text:span><text:span text:style-name="T17">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7">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7">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7">Regular</text:span> events - denoted by the letter <text:span text:style-name="T17">e</text:span>. These are optional events, that are used to identify the <text:soft-page-break/>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7">Required</text:span> events - denoted by the letter <text:span text:style-name="T17">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7">Fail</text:span> events - denoted by the letter <text:span text:style-name="T17">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text:soft-page-break/>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7"><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7">liveness</text:span> properties.</text:p>
      <text:p text:style-name="P3"><text:span text:style-name="T17">The formal definition of liveness [8],[10] requires that any finite system execution must be </text:span><text:span text:style-name="T17">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text:soft-page-break/>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7">Verifiers, and logic model checkers in particular, excel in their ability to show that specific requirements are either satisfied or may be violated. It is up to the user to come up </text:span><text:span text:style-name="T17">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text:soft-page-break/>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ext:soft-page-break/>the transition fires. op1 ; op2 ; . . . ; opn are the operations to be executed when the transition fires. </text:p>
      <text:p text:style-name="P3">the parallel operator is the interleaving among the messages contained into the parallel operands; <text:span text:style-name="T17">← not real concurrency </text:span></text:p>
      <text:p text:style-name="P3">State diagrams do not contain synchronization information among components; and thus if a message is not contained in any sequence diagram, the specification is incomplete. Complex communication, i.e., <text:span text:style-name="T17">multicast</text:span> communication, is modeled by means of connectors that can only send and receive synchronous messages. ← multicast with UML?</text:p>
      <text:p text:style-name="P3"><text:span text:style-name="T17">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text:soft-page-break/>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text:soft-page-break/>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4"><text:soft-page-break/><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8">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8">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8"> </text:span><text:span text:style-name="T2">LTLDL extends LTL by allowing DL formulae in addition to atomic propositions at locations where only atomic propositions are </text:span><text:span text:style-name="T2">allowed in LTL.</text:span><text:span text:style-name="T8">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8"> </text:span><text:span text:style-name="T1">be empty) </text:span><text:span text:style-name="T2">LTLDL formulae are interpreted w.r.t. finite </text:span><text:span text:style-name="T11">relational</text:span><text:span text:style-name="T8">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8">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text:span><text:soft-page-break/><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8">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 <text:span text:style-name="T14">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text:soft-page-break/>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text:soft-page-break/>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8">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ext:soft-page-break/>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text:soft-page-break/>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text:soft-page-break/>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ext:soft-page-break/>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text:soft-page-break/>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text:soft-page-break/>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text:span><text:soft-page-break/><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8">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1">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oft-page-break/><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6">context Machine</text:p>
      <text:p text:style-name="P16">inv: self.oclInConf(Loading) implies</text:p>
      <text:p text:style-name="P16">self@post(1,100)-&gt;forAll( g |</text:p>
      <text:p text:style-name="P16">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text:soft-page-break/>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text:soft-page-break/>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4">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text:soft-page-break/>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text:soft-page-break/>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ext:soft-page-break/>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text:span><text:soft-page-break/><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8">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oft-page-break/><text:span text:style-name="T1">In TEPE, </text:span><text:span text:style-name="T2">each property is expressed as a graph of Signals, Attributes, Constraints (Equations, Logical Constraints, Temporal Constraints) and Properties.</text:span><text:span text:style-name="T8">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8">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1">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8">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text:soft-page-break/>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text:soft-page-break/>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8"> </text:span><text:span text:style-name="T2">dafuq? It’s not a process!! it’s an object!</text:span></text:p>
      <text:p text:style-name="P5"><text:soft-page-break/>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8">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8">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 <text:span text:style-name="T14">Σ is the input alphabet. • S is a finite set of states. • δ ⊆ S × Σ ∪ { } × S is the transition relation.</text:span></text:p>
      <text:p text:style-name="P12">• <text:span text:style-name="T14">S0 ⊆ S is a set of initial states. • F ⊆ S is a set of accepting states.</text:span></text:p>
      <text:p text:style-name="P14"><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text:soft-page-break/>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text:soft-page-break/>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text:soft-page-break/>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8">← </text:span><text:span text:style-name="T2">process per lifeline. Also:</text:span></text:p>
      <text:p text:style-name="P2"><text:soft-page-break/>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8">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4">P cannot deadlock until it has performed s and</text:span></text:p>
      <text:p text:style-name="P12">– <text:span text:style-name="T14">P cannot diverge until it has performed s and</text:span></text:p>
      <text:p text:style-name="P12">– <text:span text:style-name="T14">P has no infinite trace (non-diverging) which does not contain s,</text:span></text:p>
      <text:p text:style-name="P2">i.e., any finite or (non-diverging) infinite run of P contains s</text:p>
      <text:p text:style-name="P14"><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oft-page-break/><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oft-page-break/><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text:soft-page-break/>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oft-page-break/><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ext:soft-page-break/>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text:soft-page-break/>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text:soft-page-break/>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text:soft-page-break/>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8"> </text:span><text:span text:style-name="T2">semantics</text:span><text:span text:style-name="T8">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text:soft-page-break/>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text:soft-page-break/>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oft-page-break/><text:span text:style-name="T11">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1">Contrary to [60, 61], their semantics treats sequence diagrams as complete specifications (with no </text:span><text:span text:style-name="T11">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text:soft-page-break/>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text:soft-page-break/>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text:soft-page-break/>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8">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4"><text:span text:style-name="T2">(a journal version of “</text:span><text:span text:style-name="T5">A Scenario Based Notation for Specifying Temporal Properties”))</text:span><text:span text:style-name="T8"> ← </text:span><text:span text:style-name="T7">very important for inspiration</text:span></text:p>
      <text:p text:style-name="P14"><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14"><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text:soft-page-break/>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text:soft-page-break/>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8"> </text:span><text:span text:style-name="T2">The main advantage of PSC with respect to LSC is its ability to specify intraMsg and especially </text:span><text:soft-page-break/><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1">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8">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5">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oft-page-break/><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text:soft-page-break/>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operator. The parallel operator par(ω h,k ,sp(h, k)) with sp(h, k)={(h, q), (q + 1, z), . . . , (t + 1, k)} </text:span><text:span text:style-name="T2">interleaves</text:span><text:span text:style-name="T8">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text:soft-page-break/>(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3">http://www.di.univaq.it/charmy</text:span></text:a><text:span text:style-name="T9">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ext:soft-page-break/>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8">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text:soft-page-break/>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2"> </text:span><text:span text:style-name="T11">In other words, when mapping an OCL invariant to temporal logic, the only potential used operator is always. I</text:span><text:span text:style-name="T2">n order to better exploit PROD temporal logics and permit the expression of more properties, </text:span><text:span text:style-name="T11">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oft-page-break/><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2"> </text:span><text:span text:style-name="T11">Moreover, UML and OCL are missing adequate means to specify constraints over </text:span><text:span text:style-name="T11">the dynamic behavior of a UML model.</text:span><text:span text:style-name="T8">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text:soft-page-break/>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8">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8"> </text:span><text:span text:style-name="T1">modifier applied to an operation has the effect of evaluating the operation in the next state. The past expressions ‘previous e’, </text:span><text:span text:style-name="T8">‘</text:span><text:span text:style-name="T2">existsPrevious</text:span><text:span text:style-name="T8"> </text:span><text:span text:style-name="T1">e’, ‘alwaysPast e’, ‘some- timePast e’, ‘</text:span><text:span text:style-name="T2">always e1 since e2</text:span><text:span text:style-name="T8"> ’</text:span><text:span text:style-name="T1">, ‘sometime e1 since e2 , and the modifier </text:span><text:span text:style-name="T2">@pre</text:span><text:span text:style-name="T8">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text:soft-page-break/>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ext:soft-page-break/>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text:soft-page-break/>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pan text:style-name="T1">This grammar (</text:span><text:span text:style-name="T2">shown in Figure 2)</text:span><text:span text:style-name="T8">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text:soft-page-break/>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4"><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8">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text:soft-page-break/>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text:soft-page-break/>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8">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8">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text:soft-page-break/>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4"><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4"><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text:soft-page-break/>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ext:soft-page-break/>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text:soft-page-break/>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ext:soft-page-break/>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xt:soft-page-break/>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oft-page-break/><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8">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oft-page-break/><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8">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text:soft-page-break/>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8">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text:soft-page-break/>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text:soft-page-break/>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8">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8">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4"><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8">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oft-page-break/><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5">------------------------------<text:line-break/></text:span><text:span text:style-name="T6">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8">← </text:span><text:span text:style-name="T1">map all locations along a lifeline into (a set of) component vectors; </text:span><text:span text:style-name="T8">“</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text:soft-page-break/>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8">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oft-page-break/><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8">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8">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8">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text:soft-page-break/>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1">not</text:span><text:span text:style-name="T8">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0">activity</text:span><text:span text:style-name="T8"> </text:span><text:span text:style-name="T1">is added as the </text:span><text:span text:style-name="T10">behavior</text:span><text:span text:style-name="T8"> </text:span><text:span text:style-name="T1">of that class </text:span><text:span text:style-name="T10">operation.</text:span></text:p>
      <text:p text:style-name="P14"><text:span text:style-name="T1">Only elements from fUML are used; fUML still in beta; action lanugage is based on </text:span><text:span text:style-name="T10">Action Semantics package from UML</text:span><text:span text:style-name="T8">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text:soft-page-break/>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0">invariant</text:span><text:span text:style-name="T8">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text:soft-page-break/>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2">“<text:span text:style-name="T14">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text:soft-page-break/>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2">“<text:span text:style-name="T14">So far we have only discussed the translation of individual SDs...How do we fit this in the big picture, which process starts orchestrating them..This is done at another level of the specification”  &lt;-- for ppt</text:span></text:p>
      <text:p text:style-name="P2"><text:soft-page-break/>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4">You’ll probably ask the question “how do you know it’s right, how do we know it’s correct, this </text:span><text:span text:style-name="T14">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oft-page-break/><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oft-page-break/><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0">valid</text:span><text:span text:style-name="T8"> </text:span><text:span text:style-name="T1">and </text:span><text:span text:style-name="T10">invalid</text:span><text:span text:style-name="T8">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oft-page-break/><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8">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8">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8">← </text:span><text:span text:style-name="T2">is this official?</text:span></text:p>
      <text:p text:style-name="P14"><text:span text:style-name="T1">The rules for </text:span><text:span text:style-name="T2">weak sequencing </text:span><text:span text:style-name="T1">are the following:</text:span></text:p>
      <text:p text:style-name="P12"><text:soft-page-break/>“<text:span text:style-name="T14">The ordering of OccurrenceSpecifications within each of the operands is maintained.</text:span></text:p>
      <text:p text:style-name="P12">“<text:span text:style-name="T14">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text:soft-page-break/>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text:soft-page-break/>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text:soft-page-break/>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4">No explicit time point for the choice: The sets of traces from each operand are computed </text:span><text:soft-page-break/><text:span text:style-name="T14">independently and are combined with the rest of the diagram using the default weak sequencing to obtain all the possible traces of a diagram (Störrle, STAIRS, Cengarle &amp; Knapp, Thread-tag).</text:span></text:p>
      <text:p text:style-name="P15"><text:span text:style-name="T8">•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4">Explicit global time point for the choice: All involved lifelines synchronize before entering a choice, </text:span><text:span text:style-name="T14">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5">the guard should be placed on the lifeline where the first</text:span></text:p>
      <text:p text:style-name="P14"><text:span text:style-name="T5">event occurrence will occur, positioned above that event, in the containing Interaction or InteractionOperand.</text:span><text:span text:style-name="T8">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text:soft-page-break/>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1">undecidable</text:span><text:span text:style-name="T8">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1">There is a lack of a clear picture of available options.</text:span><text:span text:style-name="T8">  </text:span><text:span text:style-name="T2">&lt;--  for ppt: ...but if we try to fit our semantic choices, it would probably be a bit of this and a bit of that</text:span></text:p>
      <text:p text:style-name="P2"><text:soft-page-break/>------------------------------</text:p>
      <text:p text:style-name="P17">Property specification patterns for finite-state verification</text:p>
      <text:p text:style-name="P18">Awesome! Taxonomy of property specification patterns;</text:p>
      <text:p text:style-name="P18">obstacle: accurately express requirements that you wish to verify using the specification formalism of the tool</text:p>
      <text:p text:style-name="P18">patterns tend to generalize experience across multiple specific problem domains; they express “best practises” in the sw domain</text:p>
      <text:p text:style-name="P18">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0">A property specification pattern</text:span><text:span text:style-name="T8">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text:soft-page-break/>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8">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5">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4"><text:span text:style-name="T2">Chain Precedence: </text:span><text:span text:style-name="T1">A sequence of states/events P1,...,Pn must always be preceded bya sequence of states/events Q1,...,Qm. Generalization of the </text:span><text:span text:style-name="T2">Precendence</text:span><text:span text:style-name="T8">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8"> </text:span><text:span text:style-name="T1">most patterns delimit scopes and describe inter-scope properties in terms of individual events/states. There are cases where we want to generalize the patterns to allow for </text:span><text:soft-page-break/><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
      <text:p text:style-name="P9">for ppt:</text:p>
      <text:p text:style-name="P14"><text:span text:style-name="T5">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1">regular expressions</text:span><text:span text:style-name="T8"> </text:span><text:span text:style-name="T2">found in PDL. In many practical situations, </text:span><text:span text:style-name="T11">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text:soft-page-break/>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8">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text:soft-page-break/>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oft-page-break/><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8"> </text:span><text:span text:style-name="T2">A property specification pattern is a generalized description of a commonly occurring requirement on the permissible state/event sequences </text:span><text:span text:style-name="T2">in such a finite-state model of a system.</text:span><text:span text:style-name="T8">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text:soft-page-break/>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4"><text:span text:style-name="T10">causality</text:span><text:span text:style-name="T8"> </text:span><text:span text:style-name="T1">and </text:span><text:span text:style-name="T10">conflict</text:span><text:span text:style-name="T8"> </text:span><text:span text:style-name="T1">are relations over events; from them, </text:span><text:span text:style-name="T10">concurrency</text:span><text:span text:style-name="T8"> </text:span><text:span text:style-name="T1">is derived as a relation too. SDs model </text:span><text:span text:style-name="T10">possible </text:span><text:span text:style-name="T1">interactions; liveness properties mean </text:span><text:span text:style-name="T10">necessary </text:span><text:span text:style-name="T1">interractions. Is assert meant 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8">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8">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text:soft-page-break/>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1">none</text:span><text:span text:style-name="T8">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text:soft-page-break/>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8">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text:soft-page-break/>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
      <text:p text:style-name="P14"><text:span text:style-name="T2">They claim</text:span><text:span text:style-name="T8">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text:soft-page-break/>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4"><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text:soft-page-break/>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text:soft-page-break/>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2">← <text:span text:style-name="T15">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text:soft-page-break/>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8">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8"> </text:span><text:span text:style-name="T1">Although in this paper we focus on formulae expressed in LTL notation, other similar 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oft-page-break/><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pan text:style-name="T2">The main goal of this work is to propose a scenario-based visual language for specifying temporal properties which balances expressive power and simplicity of use.</text:span><text:span text:style-name="T8">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text:soft-page-break/>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8">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text:soft-page-break/>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0">elementary</text:span><text:span text:style-name="T8">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text:soft-page-break/>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ext:soft-page-break/>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ext:soft-page-break/>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8">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text:soft-page-break/>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ext:soft-page-break/>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text:soft-page-break/>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ext:soft-page-break/>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text:soft-page-break/>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4"><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text:soft-page-break/>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8">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0">modalities</text:span><text:span text:style-name="T1">, not </text:span><text:span text:style-name="T10">operators.</text:span></text:p>
      <text:p text:style-name="P2">But are these operators the only problem blocking precise semantics for UML?</text:p>
      <text:p text:style-name="P14"><text:span text:style-name="T1">they define </text:span><text:span text:style-name="T10">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text:soft-page-break/>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8">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pan text:style-name="T1">However,</text:span><text:span text:style-name="T8">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8">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ext:soft-page-break/>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text:soft-page-break/>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8">←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text:soft-page-break/>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8">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text:soft-page-break/>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text:soft-page-break/>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8">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text:soft-page-break/>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8">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8">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text:soft-page-break/>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ext:soft-page-break/>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8">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8">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4"><text:span text:style-name="T1">On the other hand, each kind of pattern has a </text:span><text:span text:style-name="T2">scope</text:span><text:span text:style-name="T8">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oft-page-break/><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1">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text:soft-page-break/>It is therefore sufficient to hold an event queue of size k. We thus obtain a finite-state model without losing any precision. </text:p>
      <text:p text:style-name="P14"><text:span text:style-name="T2">We verify two types of properties: LTL safety properties and livelocks.</text:span><text:span text:style-name="T8">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8"> ← </text:span><text:span text:style-name="T2">for meeting and future </text:span><text:soft-page-break/><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1">no future</text:span><text:span text:style-name="T8">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text:soft-page-break/>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ext:soft-page-break/>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1">IODs are new in UML2.</text:span><text:span text:style-name="T8"> </text:span><text:span text:style-name="T2">They allow a designer to provide a high-level view of the possible interactions in a system. IODs constitute a high-level structuring mechanism </text:span><text:span text:style-name="T2">that is used to compose sce</text:span><text:span text:style-name="T11">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8">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ext:soft-page-break/>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8">“</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text:soft-page-break/>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1">MADES deals with model- based development of reactive, (time) critical embedded systems, hence MADES UML is particularly well-suited for modeling this category of systems.</text:span><text:span text:style-name="T8">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8">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ext:soft-page-break/>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8">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text:soft-page-break/>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8">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oft-page-break/><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1">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8">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8">←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8"> </text:span><text:span text:style-name="T2">This additional accepting state is also equipped with a self-loop accepting all possible events.</text:span></text:p>
      <text:p text:style-name="P2"><text:soft-page-break/>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1">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oft-page-break/><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8">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8">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8">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text:soft-page-break/>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8">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8">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ext:soft-page-break/>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text:soft-page-break/>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8">←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text:soft-page-break/>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text:soft-page-break/>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text:soft-page-break/>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text:soft-page-break/>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text:soft-page-break/>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1">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1">The most </text:span><text:span text:style-name="T11">common types of properties are simply local safety properties in the form of assertion violations</text:span><text:span text:style-name="T8"> </text:span><text:span text:style-name="T2">(including contracts) or uncaught runtime exceptions (for example null pointer dereferences). </text:span><text:span text:style-name="T11">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ext:soft-page-break/>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text:soft-page-break/>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8">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text:soft-page-break/>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text:soft-page-break/>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9">Synthesizing hierarchical state machines from expressive scenario descriptions !! (2010)</text:p>
      <text:p text:style-name="Text_20_body"/>
      <text:p text:style-name="P19">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0"><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1">This algorithm takes into account not only continuation and concurrency</text:span><text:span text:style-name="T2">, but also preemption, suspension and the notion of a negative scenario.  </text:span></text:p>
      <text:p text:style-name="P19">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8">In UML [OMG 2007], scenarios can be described using interaction diagrams (e.g., UML sequence diagrams). For reactive systems, it is also important to model state-dependent behavior using some form of finite state machine (FSM).</text:p>
      <text:p text:style-name="P18">[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8">The transition from interaction diagrams to finite state machines is essentially from a global view of <text:soft-page-break/>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8">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8">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8">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8">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8">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9">In summary, our synthesis algorithm goes beyond previous synthesis algorithms because:</text:p>
      <text:p text:style-name="P19">- it takes into account a rich set of relationships between scenarios such as preemption, parallelism, and negation;</text:p>
      <text:p text:style-name="P19">-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oft-page-break/><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8"> </text:span><text:span text:style-name="T1">IODs are based on high-level message sequence charts (hMSCs) [ITU 2004], a well-established notation 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text:soft-page-break/>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8">←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8"> </text:span><text:span text:style-name="T2">flow final node</text:span><text:span text:style-name="T8">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pan text:style-name="T2">Positive traces define potential behaviors in any implementation of the EIOD. Negative traces may never occur in a valid implementation of the EIOD. ← for ppt: so we don’t need cold/hot traces, this is a good definition, </text:span><text:span text:style-name="T11">potential</text:span><text:span text:style-name="T8">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text:soft-page-break/>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text:soft-page-break/>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8">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text:soft-page-break/>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1">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8">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text:soft-page-break/>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2"> </text:span><text:span text:style-name="T11">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8">—</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ext:soft-page-break/>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text:soft-page-break/>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argeted formal validation and verification tool and analyze.</text:span></text:p>
      <text:p text:style-name="P14"><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text:soft-page-break/>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text:soft-page-break/>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5">intent</text:span><text:span text:style-name="T8"> </text:span><text:span text:style-name="T1">(the structure of the specified behavior), a </text:span><text:span text:style-name="T5">scope</text:span><text:span text:style-name="T8">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text:soft-page-break/>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8">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text:soft-page-break/>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8">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text:soft-page-break/>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pan text:style-name="T2">(</text:span><text:a xlink:type="simple" xlink:href="http://laser.cs.umass.edu/tools/propel.shtml"><text:span text:style-name="T13">http://laser.cs.umass.edu/tools/propel.shtml</text:span></text:a><text:span text:style-name="T9">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text:soft-page-break/>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text:soft-page-break/>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text:soft-page-break/>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4"><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oft-page-break/><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8">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text:soft-page-break/>...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text:soft-page-break/>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text:soft-page-break/>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text:soft-page-break/>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o conduct both simulation and</text:span><text:span text:style-name="T8">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oft-page-break/><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8">←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oft-page-break/><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text:soft-page-break/>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1">this results in a uniform treatment of both the system and its specification</text:span><text:span text:style-name="T8">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1"><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05T17:05:29</dc:date>
    <dc:creator>Daniela Remenska</dc:creator>
    <meta:editing-duration>P3DT10H32M52S</meta:editing-duration>
    <meta:editing-cycles>457</meta:editing-cycles>
    <meta:generator>LibreOffice/3.5$Linux_x86 LibreOffice_project/350m1$Build-2</meta:generator>
    <meta:document-statistic meta:table-count="0" meta:image-count="0" meta:object-count="0" meta:page-count="199" meta:paragraph-count="2053" meta:word-count="120481" meta:character-count="770283" meta:non-whitespace-character-count="650964"/>
  </office:meta>
</office:document-meta>
</file>